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application/rdf+xml" manifest:full-path="manifest.rdf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0in" text:min-label-width="0.4in"/>
      </text:list-level-style-bullet>
      <text:list-level-style-bullet text:level="2" text:style-name="Bullet_20_Symbols" style:num-suffix="." text:bullet-char="◦">
        <style:list-level-properties text:space-before="0.4in" text:min-label-width="0.4in"/>
      </text:list-level-style-bullet>
      <text:list-level-style-bullet text:level="3" text:style-name="Bullet_20_Symbols" style:num-suffix="." text:bullet-char="▪">
        <style:list-level-properties text:space-before="0.8in" text:min-label-width="0.4in"/>
      </text:list-level-style-bullet>
      <text:list-level-style-bullet text:level="4" text:style-name="Bullet_20_Symbols" style:num-suffix="." text:bullet-char="•">
        <style:list-level-properties text:space-before="1.2000000000000002in" text:min-label-width="0.4in"/>
      </text:list-level-style-bullet>
      <text:list-level-style-bullet text:level="5" text:style-name="Bullet_20_Symbols" style:num-suffix="." text:bullet-char="◦">
        <style:list-level-properties text:space-before="1.6in" text:min-label-width="0.4in"/>
      </text:list-level-style-bullet>
      <text:list-level-style-bullet text:level="6" text:style-name="Bullet_20_Symbols" style:num-suffix="." text:bullet-char="▪">
        <style:list-level-properties text:space-before="2.0in" text:min-label-width="0.4in"/>
      </text:list-level-style-bullet>
      <text:list-level-style-bullet text:level="7" text:style-name="Bullet_20_Symbols" style:num-suffix="." text:bullet-char="•">
        <style:list-level-properties text:space-before="2.4000000000000004in" text:min-label-width="0.4in"/>
      </text:list-level-style-bullet>
      <text:list-level-style-bullet text:level="8" text:style-name="Bullet_20_Symbols" style:num-suffix="." text:bullet-char="◦">
        <style:list-level-properties text:space-before="2.8000000000000003in" text:min-label-width="0.4in"/>
      </text:list-level-style-bullet>
      <text:list-level-style-bullet text:level="9" text:style-name="Bullet_20_Symbols" style:num-suffix="." text:bullet-char="▪">
        <style:list-level-properties text:space-before="3.2in" text:min-label-width="0.4in"/>
      </text:list-level-style-bullet>
      <text:list-level-style-bullet text:level="10" text:style-name="Bullet_20_Symbols" style:num-suffix="." text:bullet-char="•">
        <style:list-level-properties text:space-before="3.6in" text:min-label-width="0.4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Ben Fedidat</text:p>
      <text:p text:style-name="Text_20_body">Site: <text:a xlink:type="simple" xlink:href="https://fedidat.com/" office:name=""><text:span text:style-name="Definition">https://fedidat.com/</text:span></text:a><text:line-break/>e-mail: <text:a xlink:type="simple" xlink:href="mailto:ben@fedidat.com" office:name=""><text:span text:style-name="Definition">ben@fedidat.com</text:span></text:a><text:line-break/>GitHub: <text:a xlink:type="simple" xlink:href="https://github.com/fedidat" office:name=""><text:span text:style-name="Definition">https://github.com/fedidat</text:span></text:a></text:p>
      <text:h text:style-name="Heading_20_2" text:outline-level="2">Éducation</text:h>
      <text:p text:style-name="First_20_paragraph">2009 - 2013 : Jerusalem College of Technology Machon Lev - <text:span text:style-name="T1">(bachelier ès sciences) d’ingénierie en télécommunications</text:span>, <text:span text:style-name="T2">Avec félicitations, moyenne 92.39</text:span></text:p>
      <text:p text:style-name="Text_20_body">2009 : Lucien De Hirsch, Paris - <text:span text:style-name="T2">Baccalauréat S (scientifique)</text:span>, <text:span text:style-name="T2">Spécialité mathématiques</text:span></text:p>
      <text:h text:style-name="Heading_20_2" text:outline-level="2">Expérience professionnelle</text:h>
      <text:p text:style-name="First_20_paragraph">Juin 2015 - aujourd’hui : <text:span text:style-name="T1">Armée de l’air israëlienne, unité Ofek</text:span></text:p>
      <text:list text:style-name="L1">
        <text:list-item>
          <text:p text:style-name="P1">Programmeur en Java, avec garde permanente pour la disponibilité d’un systême critique et opérationnel</text:p>
        </text:list-item>
        <text:list-item>
          <text:p text:style-name="P1">Formation d’officier, service au rang de capitaine</text:p>
        </text:list-item>
      </text:list>
      <text:p text:style-name="First_20_paragraph">Avril 2014 - Juin 2015 : <text:span text:style-name="T1">Armée C4I (télécoms) israëlienne</text:span></text:p>
      <text:list text:style-name="L2">
        <text:list-item>
          <text:p text:style-name="P2">Branche de la direction technologique et de l’ingénieur en chef: chercheur et développeur de prototypes</text:p>
        </text:list-item>
        <text:list-item>
          <text:p text:style-name="P2">Unité Matspen: SAP ERP BI/BW et développeur de de rapports web</text:p>
        </text:list-item>
      </text:list>
      <text:p text:style-name="First_20_paragraph">2012 - 2013 : <text:span text:style-name="T1">Ensignant assistant au Jerusalem College of Technology Machon Lev</text:span></text:p>
      <text:list text:style-name="L3">
        <text:list-item>
          <text:p text:style-name="P3">Ensignant assistant en algèbre linéaire, C++, WAN et systèmes de fichiers</text:p>
        </text:list-item>
      </text:list>
      <text:h text:style-name="Heading_20_2" text:outline-level="2">Distinctions, publications et certifications</text:h>
      <text:list text:style-name="L4">
        <text:list-item>
          <text:p text:style-name="P4"><text:span text:style-name="T1">Bourses d’excellence 2012 et 2013</text:span> du Jerusalem College of Technology.</text:p>
        </text:list-item>
        <text:list-item>
          <text:p text:style-name="P4"><text:span text:style-name="T1">Tests psychométriques : note standard 724/800</text:span>, raisonnement quantitatif 741/800.</text:p>
        </text:list-item>
        <text:list-item>
          <text:p text:style-name="P4">[Brevet] Mirsky Yisroel, Fedidat Benjamin, Hadded Yoram. “Système de chiffrement et déchiffrement à base d’harmoniques pour des signaux de forme d’onde.” Brevet WO2015097312A1, 26 Dec. 2013.</text:p>
        </text:list-item>
        <text:list-item>
          <text:p text:style-name="P4">Certification CCNA (Cisco Certified Network Associate), note 893/1000.</text:p>
        </text:list-item>
      </text:list>
      <text:h text:style-name="Heading_20_2" text:outline-level="2">Compétences informatiques</text:h>
      <text:p text:style-name="First_20_paragraph"><text:span text:style-name="T1">Langue principale</text:span>: Java 8 (Spring Boot, Tomcat, JPA).</text:p>
      <text:p text:style-name="Text_20_body"><text:span text:style-name="T1">Autres langues</text:span>: Bash, JavaScript/Node/Typescript, Python, PL/SQL, C/C++, C#.NET, PHP.</text:p>
      <text:p text:style-name="Text_20_body"><text:span text:style-name="T1">Outils</text:span>:</text:p>
      <text:list text:style-name="L5">
        <text:list-item>
          <text:p text:style-name="P5"><text:span text:style-name="T2">Environnements</text:span>: Eclipse, IntelliJ IDEA, Visual Studio, Visual Studio Code.</text:p>
        </text:list-item>
        <text:list-item>
          <text:p text:style-name="P5"><text:span text:style-name="T2">Outils de développement</text:span>: Git, Gradle, Maven, Ivy, Ant, Jenkins CI, Docker, Atlassian Bamboo, Red Hat Openshift.</text:p>
        </text:list-item>
        <text:list-item>
          <text:p text:style-name="P5"><text:span text:style-name="T2">Programmes de bureautique</text:span>: Microsoft Excel, Outlook, Powerpoint, Word, Visio, w/ VBA Macros.</text:p>
        </text:list-item>
        <text:list-item>
          <text:p text:style-name="P5"><text:span text:style-name="T2">Autres outils</text:span>: MATLAB, PL/SQL Developer, Wireshark, JUnit.</text:p>
        </text:list-item>
      </text:list>
      <text:p text:style-name="First_20_paragraph"><text:span text:style-name="T1">Autres connaissances</text:span>: Connaissances en processus et méthodologies d’ingénierie, développement web (client et serveur), électronique, statistiques, systèmes embarqués, gestion et sécurité des réseaux, réseaux LAN/MAN/WAN, protocoles TCP-IP, communications sans fil et cellulaires, expérience avec les systèmes d’exploitation Windows et GNU/Linux, scripts et automatisation.</text:p>
      <text:h text:style-name="Heading_20_2" text:outline-level="2">Languages</text:h>
      <text:p text:style-name="First_20_paragraph">Français: langue maternelle (TEF niveau C2).<text:line-break/>Anglais: fluent (score IELTS 8.5/9).<text:line-break/>Hébreu: fluent.</text:p>
      <text:h text:style-name="Heading_20_2" text:outline-level="2">Project management (in the frame of studies)</text:h>
      <text:list text:style-name="L6">
        <text:list-item>
          <text:p text:style-name="P6"><text:span text:style-name="T1">Projet de fin de cycle</text:span> : développement d’un schéma de chiffrement à sécurité inconditionnelle fonctionnant sur la couche physique, basé sur le One-Time Pad, qui implémente également la stéganographie ; production d’un prototype basé sur des cartes Arduino Due. L’idée a été brevetée et vendue. Note : <text:span text:style-name="T1">99/100</text:span>.</text:p>
        </text:list-item>
        <text:list-item>
          <text:p text:style-name="P6">Projet en ingénierie de systèmes Windows (C#.NET, WCF, WPF, ASP.NET). Note : 100.</text:p>
        </text:list-item>
        <text:list-item>
          <text:p text:style-name="P6">Projet en systèmes d’organisation de fichiers (architecture en couches, Managed C++, Windows Forms). Note : 100.</text:p>
        </text:list-item>
        <text:list-item>
          <text:p text:style-name="P6">Projet en Java (MVC, JPA, Swing, Webservices, C# client, JSP). Note : 100.</text:p>
        </text:list-item>
        <text:list-item>
          <text:p text:style-name="P6">Projet en base de données (ERD/DSD, Oracle DB, SQL, PL/SQL, ASP.NET). Note : 100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CMU Serif" svg:font-family="'CMU Serif'" style:font-adornments="Roman" style:font-family-generic="roman" style:font-pitch="variable"/>
    <style:font-face style:name="CMU Serif Extra" svg:font-family="'CMU Serif Extra'" style:font-adornments="RomanSlanted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loext:contextual-spacing="false" fo:line-height="107%" fo:text-align="start" style:justify-single-word="false" style:writing-mode="page"/>
      <style:text-properties style:font-name="CMU Serif" fo:font-family="'CMU Serif'" style:font-style-name="Roman" style:font-family-generic="roman" style:font-pitch="variable" fo:font-size="10pt" fo:font-weight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loext:contextual-spacing="false" fo:text-align="start" style:justify-single-word="false" style:shadow="none" style:writing-mode="page"/>
      <style:text-properties fo:text-transform="uppercase" style:font-name="CMU Serif" fo:font-family="'CMU Serif'" style:font-style-name="Roman" style:font-family-generic="roman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loext:graphic-properties draw:fill="none" draw:fill-color="#99ccff"/>
      <style:paragraph-properties fo:margin-top="0.1701in" fo:margin-bottom="0.0201in" loext:contextual-spacing="false" fo:background-color="transparent" fo:padding="0.0201in" fo:border-left="none" fo:border-right="none" fo:border-top="none" fo:border-bottom="0.06pt solid #000000" style:shadow="none" style:writing-mode="page"/>
      <style:text-properties fo:text-transform="uppercase" style:font-name="CMU Serif" fo:font-family="'CMU Serif'" style:font-style-name="Roman" style:font-family-generic="roman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loext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loext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loext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loext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loext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loext:graphic-properties draw:fill="none" draw:fill-color="#99ccff"/>
      <style:paragraph-properties fo:margin-top="0in" fo:margin-bottom="0.1965in" loext:contextual-spacing="false" style:page-number="auto" fo:break-after="page" fo:background-color="transparent" fo:padding="0in" fo:border="none" style:shadow="none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>
      <style:paragraph-properties style:writing-mode="page"/>
      <style:text-properties style:font-name="CMU Serif" fo:font-family="'CMU Serif'" style:font-style-name="Roman" style:font-family-generic="roman" style:font-pitch="variable" fo:font-weight="normal"/>
    </style:style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style:font-name="CMU Serif Extra" fo:font-family="'CMU Serif Extra'" style:font-style-name="RomanSlanted" style:font-family-generic="roman" style:font-pitch="variable" fo:font-size="28pt" fo:font-style="italic" fo:font-weight="normal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CMU Serif" fo:font-family="'CMU Serif'" style:font-style-name="Roman" style:font-family-generic="roman" style:font-pitch="variable" style:text-underline-style="dash" style:text-underline-width="auto" style:text-underline-color="#b2b2b2" fo:font-weight="normal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en Fedidat</dc:title>
  </office:meta>
</office:document-meta>
</file>